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Titolo_20_di_20_studio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start" fo:margin-left="0cm"/>
      <style:text-properties fo:color="#000000" style:font-name="Verdana" fo:font-size="10pt" fo:language="en" fo:country="US" fo:font-style="normal" fo:font-weight="normal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language="en" fo:country="US" fo:font-style="normal" fo:font-weight="bold" style:font-name-asian="Arial Unicode M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/>
    </style:style>
    <style:style style:name="ce5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size="10pt" fo:language="en" fo:country="US" fo:font-style="italic" style:font-name-asian="Arial Unicode MS" style:font-size-asian="10pt" style:language-asian="en" style:country-asian="US" style:font-style-asian="italic" style:font-name-complex="Tahoma" style:font-size-complex="10pt" style:language-complex="en" style:country-complex="US" style:font-style-complex="italic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fo:language="en" fo:country="US" fo:font-style="italic" style:font-size-asian="10pt" style:language-asian="en" style:country-asian="US" style:font-style-asian="italic" style:font-name-complex="Tahoma" style:font-size-complex="10pt" style:language-complex="en" style:country-complex="US" style:font-style-complex="italic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1" style:family="table-cell" style:parent-style-name="Default">
      <style:table-cell-properties fo:border-bottom="0.002cm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02cm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/>
    </style:style>
    <style:style style:name="ce18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6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6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8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Default" style:data-style-name="N106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02cm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ackground-color="#666666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6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7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6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6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01" table:style-name="ta1" table:print="false">
        <office:forms form:automatic-focus="false" form:apply-design-mode="false"/>
        <table:table-column table:style-name="co1" table:number-columns-repeated="1024" table:default-cell-style-name="ce10"/>
        <table:table-row table:style-name="ro1">
          <table:table-cell table:style-name="ce1" office:value-type="string" table:number-columns-spanned="8" table:number-rows-spanned="1">
            <text:p>Dati estratti il 20 mar 2025, 14h05 UTC (GMT) da I.Stat</text:p>
          </table:table-cell>
          <table:covered-table-cell table:style-name="ce11"/>
          <table:covered-table-cell table:style-name="ce16"/>
          <table:covered-table-cell table:style-name="ce25"/>
          <table:covered-table-cell table:style-name="ce30"/>
          <table:covered-table-cell table:style-name="ce25"/>
          <table:covered-table-cell table:style-name="ce30"/>
          <table:covered-table-cell table:style-name="ce34"/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Tipo di dato</text:p>
          </table:table-cell>
          <table:covered-table-cell table:style-name="ce12"/>
          <table:table-cell table:style-name="ce17" office:value-type="string" table:number-columns-spanned="6" table:number-rows-spanned="1">
            <text:p>retribuzione lorda oraria per ora retribuita delle posizioni lavorative dipendenti in euro (mediana)</text:p>
          </table:table-cell>
          <table:covered-table-cell table:style-name="ce26"/>
          <table:covered-table-cell table:style-name="ce31"/>
          <table:covered-table-cell table:style-name="ce26"/>
          <table:covered-table-cell table:style-name="ce31"/>
          <table:covered-table-cell table:style-name="ce35"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Territorio</text:p>
          </table:table-cell>
          <table:covered-table-cell table:style-name="ce13"/>
          <table:table-cell table:style-name="ce18" office:value-type="string" table:number-columns-spanned="6" table:number-rows-spanned="1">
            <text:p>Italia</text:p>
          </table:table-cell>
          <table:covered-table-cell table:style-name="ce27"/>
          <table:covered-table-cell table:style-name="ce32"/>
          <table:covered-table-cell table:style-name="ce27"/>
          <table:covered-table-cell table:style-name="ce32"/>
          <table:covered-table-cell table:style-name="ce36"/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Periodo</text:p>
          </table:table-cell>
          <table:covered-table-cell table:style-name="ce12"/>
          <table:table-cell table:style-name="ce19" office:value-type="float" office:value="2022" table:number-columns-spanned="6" table:number-rows-spanned="1">
            <text:p>2022</text:p>
          </table:table-cell>
          <table:covered-table-cell table:style-name="ce26"/>
          <table:covered-table-cell table:style-name="ce31"/>
          <table:covered-table-cell table:style-name="ce26"/>
          <table:covered-table-cell table:style-name="ce31"/>
          <table:covered-table-cell table:style-name="ce35"/>
          <table:table-cell table:number-columns-repeated="1016"/>
        </table:table-row>
        <table:table-row table:style-name="ro1">
          <table:table-cell table:style-name="ce4" office:value-type="string" table:number-columns-spanned="2" table:number-rows-spanned="1">
            <text:p>Titolo di studio</text:p>
          </table:table-cell>
          <table:covered-table-cell table:style-name="ce13"/>
          <table:table-cell table:style-name="ce20" office:value-type="string" table:number-columns-spanned="2" table:number-rows-spanned="1">
            <text:p>nessun titolo di studio</text:p>
          </table:table-cell>
          <table:covered-table-cell table:style-name="ce28" office:value-type="string">
            <text:p>nessun titolo di studio, licenza di scuola elementare e media</text:p>
          </table:covered-table-cell>
          <table:table-cell table:style-name="ce20" office:value-type="string" table:number-columns-spanned="2" table:number-rows-spanned="1">
            <text:p>diploma</text:p>
          </table:table-cell>
          <table:covered-table-cell table:style-name="ce28" office:value-type="string">
            <text:p>diploma</text:p>
          </table:covered-table-cell>
          <table:table-cell table:style-name="ce33" office:value-type="string" table:number-columns-spanned="2" table:number-rows-spanned="1">
            <text:p>laurea e post-laurea</text:p>
          </table:table-cell>
          <table:covered-table-cell table:style-name="ce37" office:value-type="string">
            <text:p>laurea e post-laurea</text:p>
          </table:covered-table-cell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Sesso</text:p>
          </table:table-cell>
          <table:covered-table-cell table:style-name="ce12"/>
          <table:table-cell table:style-name="ce21" office:value-type="string">
            <text:p>maschi</text:p>
          </table:table-cell>
          <table:table-cell table:style-name="ce21" office:value-type="string">
            <text:p>femmine</text:p>
          </table:table-cell>
          <table:table-cell table:style-name="ce21" office:value-type="string">
            <text:p>maschi</text:p>
          </table:table-cell>
          <table:table-cell table:style-name="ce21" office:value-type="string">
            <text:p>femmine</text:p>
          </table:table-cell>
          <table:table-cell table:style-name="ce21" office:value-type="string">
            <text:p>maschi</text:p>
          </table:table-cell>
          <table:table-cell table:style-name="ce38" office:value-type="string">
            <text:p>femmine</text:p>
          </table:table-cell>
          <table:table-cell table:number-columns-repeated="1016"/>
        </table:table-row>
        <table:table-row table:style-name="ro1">
          <table:table-cell table:style-name="ce5" office:value-type="string" table:number-columns-spanned="2" table:number-rows-spanned="1">
            <text:p>Settore</text:p>
          </table:table-cell>
          <table:covered-table-cell table:style-name="ce11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9"/>
          <table:table-cell table:number-columns-repeated="1016"/>
        </table:table-row>
        <table:table-row table:style-name="ro1">
          <table:table-cell table:style-name="ce6" office:value-type="string" table:number-columns-spanned="1" table:number-rows-spanned="5">
            <text:p>industria</text:p>
          </table:table-cell>
          <table:table-cell table:style-name="ce14" office:value-type="string">
            <text:p>estrazione di minerali da cave e miniere</text:p>
          </table:table-cell>
          <table:table-cell table:style-name="ce23" office:value-type="float" office:value="14.11">
            <text:p>14,11 </text:p>
          </table:table-cell>
          <table:table-cell table:style-name="ce23" office:value-type="float" office:value="13.33">
            <text:p>13,33 </text:p>
          </table:table-cell>
          <table:table-cell table:style-name="ce23" office:value-type="float" office:value="18.33">
            <text:p>18,33 </text:p>
          </table:table-cell>
          <table:table-cell table:style-name="ce23" office:value-type="float" office:value="17.86">
            <text:p>17,86 </text:p>
          </table:table-cell>
          <table:table-cell table:style-name="ce23" office:value-type="float" office:value="31.04">
            <text:p>31,04 </text:p>
          </table:table-cell>
          <table:table-cell table:style-name="ce40" office:value-type="float" office:value="28.27">
            <text:p>28,27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attività manifatturiere</text:p>
          </table:table-cell>
          <table:table-cell table:style-name="ce24" office:value-type="float" office:value="12.96">
            <text:p>12,96 </text:p>
          </table:table-cell>
          <table:table-cell table:style-name="ce29" office:value-type="float" office:value="11.34">
            <text:p>11,34 </text:p>
          </table:table-cell>
          <table:table-cell table:style-name="ce24" office:value-type="float" office:value="14.56">
            <text:p>14,56 </text:p>
          </table:table-cell>
          <table:table-cell table:style-name="ce29" office:value-type="float" office:value="12.56">
            <text:p>12,56 </text:p>
          </table:table-cell>
          <table:table-cell table:style-name="ce24" office:value-type="float" office:value="20.6">
            <text:p>20,60 </text:p>
          </table:table-cell>
          <table:table-cell table:style-name="ce41" office:value-type="float" office:value="15.95">
            <text:p>15,95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fornitura di energia elettrica, gas, vapore e aria condizionata</text:p>
          </table:table-cell>
          <table:table-cell table:style-name="ce23" office:value-type="float" office:value="18.59">
            <text:p>18,59 </text:p>
          </table:table-cell>
          <table:table-cell table:style-name="ce23" office:value-type="float" office:value="14.55">
            <text:p>14,55 </text:p>
          </table:table-cell>
          <table:table-cell table:style-name="ce23" office:value-type="float" office:value="21.73">
            <text:p>21,73 </text:p>
          </table:table-cell>
          <table:table-cell table:style-name="ce23" office:value-type="float" office:value="18.17">
            <text:p>18,17 </text:p>
          </table:table-cell>
          <table:table-cell table:style-name="ce23" office:value-type="float" office:value="25.07">
            <text:p>25,07 </text:p>
          </table:table-cell>
          <table:table-cell table:style-name="ce40" office:value-type="float" office:value="20.97">
            <text:p>20,97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fornitura di acqua reti fognarie, attività di gestione dei rifiuti e risanamento</text:p>
          </table:table-cell>
          <table:table-cell table:style-name="ce24" office:value-type="float" office:value="14.41">
            <text:p>14,41 </text:p>
          </table:table-cell>
          <table:table-cell table:style-name="ce29" office:value-type="float" office:value="12.77">
            <text:p>12,77 </text:p>
          </table:table-cell>
          <table:table-cell table:style-name="ce24" office:value-type="float" office:value="15">
            <text:p>15,00 </text:p>
          </table:table-cell>
          <table:table-cell table:style-name="ce29" office:value-type="float" office:value="14.78">
            <text:p>14,78 </text:p>
          </table:table-cell>
          <table:table-cell table:style-name="ce24" office:value-type="float" office:value="18.07">
            <text:p>18,07 </text:p>
          </table:table-cell>
          <table:table-cell table:style-name="ce41" office:value-type="float" office:value="16.51">
            <text:p>16,51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costruzioni</text:p>
          </table:table-cell>
          <table:table-cell table:style-name="ce23" office:value-type="float" office:value="11.78">
            <text:p>11,78 </text:p>
          </table:table-cell>
          <table:table-cell table:style-name="ce23" office:value-type="float" office:value="10.72">
            <text:p>10,72 </text:p>
          </table:table-cell>
          <table:table-cell table:style-name="ce23" office:value-type="float" office:value="11.94">
            <text:p>11,94 </text:p>
          </table:table-cell>
          <table:table-cell table:style-name="ce23" office:value-type="float" office:value="12.04">
            <text:p>12,04 </text:p>
          </table:table-cell>
          <table:table-cell table:style-name="ce23" office:value-type="float" office:value="14.22">
            <text:p>14,22 </text:p>
          </table:table-cell>
          <table:table-cell table:style-name="ce40" office:value-type="float" office:value="12.92">
            <text:p>12,92 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1" table:number-rows-spanned="12">
            <text:p>servizi</text:p>
          </table:table-cell>
          <table:table-cell table:style-name="ce15" office:value-type="string">
            <text:p>commercio all'ingrosso e al dettaglio, riparazione di autoveicoli e motocicli</text:p>
          </table:table-cell>
          <table:table-cell table:style-name="ce24" office:value-type="float" office:value="11.34">
            <text:p>11,34 </text:p>
          </table:table-cell>
          <table:table-cell table:style-name="ce29" office:value-type="float" office:value="11.3">
            <text:p>11,30 </text:p>
          </table:table-cell>
          <table:table-cell table:style-name="ce24" office:value-type="float" office:value="12.08">
            <text:p>12,08 </text:p>
          </table:table-cell>
          <table:table-cell table:style-name="ce29" office:value-type="float" office:value="11.75">
            <text:p>11,75 </text:p>
          </table:table-cell>
          <table:table-cell table:style-name="ce24" office:value-type="float" office:value="16.39">
            <text:p>16,39 </text:p>
          </table:table-cell>
          <table:table-cell table:style-name="ce41" office:value-type="float" office:value="14.05">
            <text:p>14,05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trasporto e magazzinaggio</text:p>
          </table:table-cell>
          <table:table-cell table:style-name="ce23" office:value-type="float" office:value="12.31">
            <text:p>12,31 </text:p>
          </table:table-cell>
          <table:table-cell table:style-name="ce23" office:value-type="float" office:value="10.98">
            <text:p>10,98 </text:p>
          </table:table-cell>
          <table:table-cell table:style-name="ce23" office:value-type="float" office:value="13.33">
            <text:p>13,33 </text:p>
          </table:table-cell>
          <table:table-cell table:style-name="ce23" office:value-type="float" office:value="13.95">
            <text:p>13,95 </text:p>
          </table:table-cell>
          <table:table-cell table:style-name="ce23" office:value-type="float" office:value="15.22">
            <text:p>15,22 </text:p>
          </table:table-cell>
          <table:table-cell table:style-name="ce40" office:value-type="float" office:value="14.87">
            <text:p>14,87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attività dei servizi di alloggio e di ristorazione</text:p>
          </table:table-cell>
          <table:table-cell table:style-name="ce24" office:value-type="float" office:value="10.52">
            <text:p>10,52 </text:p>
          </table:table-cell>
          <table:table-cell table:style-name="ce29" office:value-type="float" office:value="10.38">
            <text:p>10,38 </text:p>
          </table:table-cell>
          <table:table-cell table:style-name="ce24" office:value-type="float" office:value="10.85">
            <text:p>10,85 </text:p>
          </table:table-cell>
          <table:table-cell table:style-name="ce29" office:value-type="float" office:value="10.5">
            <text:p>10,50 </text:p>
          </table:table-cell>
          <table:table-cell table:style-name="ce24" office:value-type="float" office:value="11.09">
            <text:p>11,09 </text:p>
          </table:table-cell>
          <table:table-cell table:style-name="ce41" office:value-type="float" office:value="10.86">
            <text:p>10,86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servizi di informazione e comunicazione</text:p>
          </table:table-cell>
          <table:table-cell table:style-name="ce23" office:value-type="float" office:value="16.59">
            <text:p>16,59 </text:p>
          </table:table-cell>
          <table:table-cell table:style-name="ce23" office:value-type="float" office:value="13">
            <text:p>13,00 </text:p>
          </table:table-cell>
          <table:table-cell table:style-name="ce23" office:value-type="float" office:value="16.84">
            <text:p>16,84 </text:p>
          </table:table-cell>
          <table:table-cell table:style-name="ce23" office:value-type="float" office:value="13.97">
            <text:p>13,97 </text:p>
          </table:table-cell>
          <table:table-cell table:style-name="ce23" office:value-type="float" office:value="18.32">
            <text:p>18,32 </text:p>
          </table:table-cell>
          <table:table-cell table:style-name="ce40" office:value-type="float" office:value="15.71">
            <text:p>15,71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attività finanziarie e assicurative</text:p>
          </table:table-cell>
          <table:table-cell table:style-name="ce24" office:value-type="float" office:value="22.72">
            <text:p>22,72 </text:p>
          </table:table-cell>
          <table:table-cell table:style-name="ce29" office:value-type="float" office:value="14.78">
            <text:p>14,78 </text:p>
          </table:table-cell>
          <table:table-cell table:style-name="ce24" office:value-type="float" office:value="26.89">
            <text:p>26,89 </text:p>
          </table:table-cell>
          <table:table-cell table:style-name="ce29" office:value-type="float" office:value="21.58">
            <text:p>21,58 </text:p>
          </table:table-cell>
          <table:table-cell table:style-name="ce24" office:value-type="float" office:value="26.9">
            <text:p>26,90 </text:p>
          </table:table-cell>
          <table:table-cell table:style-name="ce41" office:value-type="float" office:value="21.93">
            <text:p>21,93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attività immobiliari</text:p>
          </table:table-cell>
          <table:table-cell table:style-name="ce23" office:value-type="float" office:value="11.31">
            <text:p>11,31 </text:p>
          </table:table-cell>
          <table:table-cell table:style-name="ce23" office:value-type="float" office:value="10.54">
            <text:p>10,54 </text:p>
          </table:table-cell>
          <table:table-cell table:style-name="ce23" office:value-type="float" office:value="11.99">
            <text:p>11,99 </text:p>
          </table:table-cell>
          <table:table-cell table:style-name="ce23" office:value-type="float" office:value="11.3">
            <text:p>11,30 </text:p>
          </table:table-cell>
          <table:table-cell table:style-name="ce23" office:value-type="float" office:value="16.14">
            <text:p>16,14 </text:p>
          </table:table-cell>
          <table:table-cell table:style-name="ce40" office:value-type="float" office:value="12.13">
            <text:p>12,13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attività professionali, scientifiche e tecniche</text:p>
          </table:table-cell>
          <table:table-cell table:style-name="ce24" office:value-type="float" office:value="10.91">
            <text:p>10,91 </text:p>
          </table:table-cell>
          <table:table-cell table:style-name="ce29" office:value-type="float" office:value="9.79">
            <text:p>9,79 </text:p>
          </table:table-cell>
          <table:table-cell table:style-name="ce24" office:value-type="float" office:value="12.83">
            <text:p>12,83 </text:p>
          </table:table-cell>
          <table:table-cell table:style-name="ce29" office:value-type="float" office:value="11.4">
            <text:p>11,40 </text:p>
          </table:table-cell>
          <table:table-cell table:style-name="ce24" office:value-type="float" office:value="17.85">
            <text:p>17,85 </text:p>
          </table:table-cell>
          <table:table-cell table:style-name="ce41" office:value-type="float" office:value="13.6">
            <text:p>13,60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noleggio, agenzie di viaggio, servizi di supporto alle imprese</text:p>
          </table:table-cell>
          <table:table-cell table:style-name="ce23" office:value-type="float" office:value="10.3">
            <text:p>10,30 </text:p>
          </table:table-cell>
          <table:table-cell table:style-name="ce23" office:value-type="float" office:value="9.63">
            <text:p>9,63 </text:p>
          </table:table-cell>
          <table:table-cell table:style-name="ce23" office:value-type="float" office:value="10.83">
            <text:p>10,83 </text:p>
          </table:table-cell>
          <table:table-cell table:style-name="ce23" office:value-type="float" office:value="10.5">
            <text:p>10,50 </text:p>
          </table:table-cell>
          <table:table-cell table:style-name="ce23" office:value-type="float" office:value="12.3">
            <text:p>12,30 </text:p>
          </table:table-cell>
          <table:table-cell table:style-name="ce40" office:value-type="float" office:value="11.9">
            <text:p>11,90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istruzione</text:p>
          </table:table-cell>
          <table:table-cell table:style-name="ce24" office:value-type="float" office:value="10.53">
            <text:p>10,53 </text:p>
          </table:table-cell>
          <table:table-cell table:style-name="ce29" office:value-type="float" office:value="9.65">
            <text:p>9,65 </text:p>
          </table:table-cell>
          <table:table-cell table:style-name="ce24" office:value-type="float" office:value="11.1">
            <text:p>11,10 </text:p>
          </table:table-cell>
          <table:table-cell table:style-name="ce29" office:value-type="float" office:value="10.42">
            <text:p>10,42 </text:p>
          </table:table-cell>
          <table:table-cell table:style-name="ce24" office:value-type="float" office:value="14.19">
            <text:p>14,19 </text:p>
          </table:table-cell>
          <table:table-cell table:style-name="ce41" office:value-type="float" office:value="12.43">
            <text:p>12,43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sanità e assistenza sociale</text:p>
          </table:table-cell>
          <table:table-cell table:style-name="ce23" office:value-type="float" office:value="10.47">
            <text:p>10,47 </text:p>
          </table:table-cell>
          <table:table-cell table:style-name="ce23" office:value-type="float" office:value="10.29">
            <text:p>10,29 </text:p>
          </table:table-cell>
          <table:table-cell table:style-name="ce23" office:value-type="float" office:value="10.89">
            <text:p>10,89 </text:p>
          </table:table-cell>
          <table:table-cell table:style-name="ce23" office:value-type="float" office:value="10.5">
            <text:p>10,50 </text:p>
          </table:table-cell>
          <table:table-cell table:style-name="ce23" office:value-type="float" office:value="13.29">
            <text:p>13,29 </text:p>
          </table:table-cell>
          <table:table-cell table:style-name="ce40" office:value-type="float" office:value="11.46">
            <text:p>11,46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5" office:value-type="string">
            <text:p>attività artistiche, sportive, di intrattenimento e divertimento</text:p>
          </table:table-cell>
          <table:table-cell table:style-name="ce24" office:value-type="float" office:value="10.35">
            <text:p>10,35 </text:p>
          </table:table-cell>
          <table:table-cell table:style-name="ce29" office:value-type="float" office:value="10.02">
            <text:p>10,02 </text:p>
          </table:table-cell>
          <table:table-cell table:style-name="ce24" office:value-type="float" office:value="10.98">
            <text:p>10,98 </text:p>
          </table:table-cell>
          <table:table-cell table:style-name="ce29" office:value-type="float" office:value="10.6">
            <text:p>10,60 </text:p>
          </table:table-cell>
          <table:table-cell table:style-name="ce24" office:value-type="float" office:value="11.75">
            <text:p>11,75 </text:p>
          </table:table-cell>
          <table:table-cell table:style-name="ce41" office:value-type="float" office:value="11.23">
            <text:p>11,23 </text:p>
          </table:table-cell>
          <table:table-cell table:number-columns-repeated="1016"/>
        </table:table-row>
        <table:table-row table:style-name="ro1">
          <table:covered-table-cell table:style-name="ce6"/>
          <table:table-cell table:style-name="ce14" office:value-type="string">
            <text:p>altre attività di servizi</text:p>
          </table:table-cell>
          <table:table-cell table:style-name="ce23" office:value-type="float" office:value="9.39">
            <text:p>9,39 </text:p>
          </table:table-cell>
          <table:table-cell table:style-name="ce23" office:value-type="float" office:value="8.32">
            <text:p>8,32 </text:p>
          </table:table-cell>
          <table:table-cell table:style-name="ce23" office:value-type="float" office:value="10.21">
            <text:p>10,21 </text:p>
          </table:table-cell>
          <table:table-cell table:style-name="ce23" office:value-type="float" office:value="8.63">
            <text:p>8,63 </text:p>
          </table:table-cell>
          <table:table-cell table:style-name="ce23" office:value-type="float" office:value="11.53">
            <text:p>11,53 </text:p>
          </table:table-cell>
          <table:table-cell table:style-name="ce40" office:value-type="float" office:value="10.51">
            <text:p>10,51 </text:p>
          </table:table-cell>
          <table:table-cell table:number-columns-repeated="1016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-</number:text>
      <number:number number:decimal-places="2" number:min-integer-digits="1" number:grouping="true"/>
      <number:text> </number:text>
      <style:map style:condition="value()&gt;=0" style:apply-style-name="N106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/03/2025</text:date>, <text:time>17.43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itolo_20_di_20_studio" style:display-name="PageStyle_Titolo di st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0T17:43:08</dc:date>
    <meta:generator>OpenOffice/4.1.15$Unix OpenOffice.org_project/4115m2$Build-9813</meta:generator>
    <meta:editing-duration>PT1H11M15S</meta:editing-duration>
    <meta:editing-cycles>11</meta:editing-cycles>
    <meta:document-statistic meta:table-count="1" meta:cell-count="143" meta:object-count="0"/>
  </office:meta>
</office:document-meta>
</file>